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/>
    </style:style>
    <style:style style:name="gr2" style:family="graphic" style:parent-style-name="standard">
      <style:graphic-properties draw:stroke="none" draw:fill="solid" draw:fill-color="#dddddd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b2b2b2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6" style:family="graphic" style:parent-style-name="standard">
      <style:graphic-properties draw:stroke="none" draw:fill="solid" draw:fill-color="#000001"/>
    </style:style>
    <style:style style:name="gr7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/>
    </style:style>
    <style:style style:name="P1" style:family="paragraph">
      <loext:graphic-properties draw:fill="solid" draw:fill-color="#eeeeee"/>
    </style:style>
    <style:style style:name="P2" style:family="paragraph">
      <loext:graphic-properties draw:fill="solid" draw:fill-color="#dddddd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b2b2b2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solid" draw:fill-color="#000001"/>
    </style:style>
    <style:style style:name="P8" style:family="paragraph">
      <loext:graphic-properties draw:fill="none"/>
    </style:style>
    <style:style style:name="T1" style:family="text">
      <style:text-properties fo:color="#666666" style:font-name="Fira Sans1" fo:font-size="10pt" fo:font-weight="bold" style:font-size-asian="10pt" style:font-name-complex="Fira Sans1" style:font-size-complex="10pt" style:font-weight-complex="bold"/>
    </style:style>
    <style:style style:name="T2" style:family="text">
      <style:text-properties fo:color="#666666" style:font-name="Fira Sans1" fo:font-size="10pt" fo:font-style="italic" fo:font-weight="bold" style:font-size-asian="10pt" style:font-name-complex="Fira Sans1" style:font-size-complex="10pt" style:font-style-complex="italic" style:font-weight-complex="bold"/>
    </style:style>
    <style:style style:name="T3" style:family="text">
      <style:text-properties fo:color="#666666" style:font-name="Fira Sans1" fo:font-size="10pt" fo:font-style="italic" style:font-size-asian="10pt" style:font-name-complex="Fira Sans1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9cm" svg:height="1.298cm" svg:x="2cm" svg:y="2.998cm" svg:viewBox="0 0 4791 1299" draw:points="0,1299 4791,1299 4791,0 0,0">
          <text:p/>
        </draw:polygon>
        <draw:polygon draw:style-name="gr2" draw:text-style-name="P2" draw:layer="layout" svg:width="5.225cm" svg:height="1.298cm" svg:x="6.79cm" svg:y="2.998cm" svg:viewBox="0 0 5226 1299" draw:points="0,1299 5226,1299 5226,0 0,0">
          <text:p/>
        </draw:polygon>
        <draw:polygon draw:style-name="gr2" draw:text-style-name="P2" draw:layer="layout" svg:width="4.001cm" svg:height="1.298cm" svg:x="12.015cm" svg:y="2.998cm" svg:viewBox="0 0 4002 1299" draw:points="0,1299 4002,1299 4002,0 0,0">
          <text:p/>
        </draw:polygon>
        <draw:polygon draw:style-name="gr2" draw:text-style-name="P2" draw:layer="layout" svg:width="2.984cm" svg:height="1.298cm" svg:x="16.016cm" svg:y="2.998cm" svg:viewBox="0 0 2985 1299" draw:points="0,1299 2985,1299 2985,0 0,0">
          <text:p/>
        </draw:polygon>
        <draw:polygon draw:style-name="gr1" draw:text-style-name="P1" draw:layer="layout" svg:width="4.79cm" svg:height="1.895cm" svg:x="2cm" svg:y="4.296cm" svg:viewBox="0 0 4791 1896" draw:points="0,1896 4791,1896 4791,0 0,0">
          <text:p/>
        </draw:polygon>
        <draw:polygon draw:style-name="gr1" draw:text-style-name="P1" draw:layer="layout" svg:width="5.225cm" svg:height="1.895cm" svg:x="6.79cm" svg:y="4.296cm" svg:viewBox="0 0 5226 1896" draw:points="0,1896 5226,1896 5226,0 0,0">
          <text:p/>
        </draw:polygon>
        <draw:polygon draw:style-name="gr1" draw:text-style-name="P1" draw:layer="layout" svg:width="4.001cm" svg:height="1.895cm" svg:x="12.015cm" svg:y="4.296cm" svg:viewBox="0 0 4002 1896" draw:points="0,1896 4002,1896 4002,0 0,0">
          <text:p/>
        </draw:polygon>
        <draw:polygon draw:style-name="gr1" draw:text-style-name="P1" draw:layer="layout" svg:width="2.984cm" svg:height="1.895cm" svg:x="16.016cm" svg:y="4.296cm" svg:viewBox="0 0 2985 1896" draw:points="0,1896 2985,1896 2985,0 0,0">
          <text:p/>
        </draw:polygon>
        <draw:polygon draw:style-name="gr1" draw:text-style-name="P1" draw:layer="layout" svg:width="4.79cm" svg:height="4.014cm" svg:x="2cm" svg:y="6.191cm" svg:viewBox="0 0 4791 4015" draw:points="0,4015 4791,4015 4791,0 0,0">
          <text:p/>
        </draw:polygon>
        <draw:polygon draw:style-name="gr1" draw:text-style-name="P1" draw:layer="layout" svg:width="5.225cm" svg:height="4.014cm" svg:x="6.79cm" svg:y="6.191cm" svg:viewBox="0 0 5226 4015" draw:points="0,4015 5226,4015 5226,0 0,0">
          <text:p/>
        </draw:polygon>
        <draw:polygon draw:style-name="gr1" draw:text-style-name="P1" draw:layer="layout" svg:width="4.001cm" svg:height="4.014cm" svg:x="12.015cm" svg:y="6.191cm" svg:viewBox="0 0 4002 4015" draw:points="0,4015 4002,4015 4002,0 0,0">
          <text:p/>
        </draw:polygon>
        <draw:polygon draw:style-name="gr1" draw:text-style-name="P1" draw:layer="layout" svg:width="2.984cm" svg:height="4.014cm" svg:x="16.016cm" svg:y="6.191cm" svg:viewBox="0 0 2985 4015" draw:points="0,4015 2985,4015 2985,0 0,0">
          <text:p/>
        </draw:polygon>
        <draw:polygon draw:style-name="gr1" draw:text-style-name="P1" draw:layer="layout" svg:width="4.79cm" svg:height="6.128cm" svg:x="2cm" svg:y="10.205cm" svg:viewBox="0 0 4791 6129" draw:points="0,6129 4791,6129 4791,0 0,0">
          <text:p/>
        </draw:polygon>
        <draw:polygon draw:style-name="gr1" draw:text-style-name="P1" draw:layer="layout" svg:width="5.225cm" svg:height="6.128cm" svg:x="6.79cm" svg:y="10.205cm" svg:viewBox="0 0 5226 6129" draw:points="0,6129 5226,6129 5226,0 0,0">
          <text:p/>
        </draw:polygon>
        <draw:polygon draw:style-name="gr1" draw:text-style-name="P1" draw:layer="layout" svg:width="4.001cm" svg:height="6.128cm" svg:x="12.015cm" svg:y="10.205cm" svg:viewBox="0 0 4002 6129" draw:points="0,6129 4002,6129 4002,0 0,0">
          <text:p/>
        </draw:polygon>
        <draw:polygon draw:style-name="gr1" draw:text-style-name="P1" draw:layer="layout" svg:width="2.984cm" svg:height="6.128cm" svg:x="16.016cm" svg:y="10.205cm" svg:viewBox="0 0 2985 6129" draw:points="0,6129 2985,6129 2985,0 0,0">
          <text:p/>
        </draw:polygon>
        <draw:polygon draw:style-name="gr1" draw:text-style-name="P1" draw:layer="layout" svg:width="4.79cm" svg:height="1.517cm" svg:x="2cm" svg:y="16.333cm" svg:viewBox="0 0 4791 1518" draw:points="0,1518 4791,1518 4791,0 0,0">
          <text:p/>
        </draw:polygon>
        <draw:polygon draw:style-name="gr1" draw:text-style-name="P1" draw:layer="layout" svg:width="5.225cm" svg:height="1.517cm" svg:x="6.79cm" svg:y="16.333cm" svg:viewBox="0 0 5226 1518" draw:points="0,1518 5226,1518 5226,0 0,0">
          <text:p/>
        </draw:polygon>
        <draw:polygon draw:style-name="gr1" draw:text-style-name="P1" draw:layer="layout" svg:width="4.001cm" svg:height="1.517cm" svg:x="12.015cm" svg:y="16.333cm" svg:viewBox="0 0 4002 1518" draw:points="0,1518 4002,1518 4002,0 0,0">
          <text:p/>
        </draw:polygon>
        <draw:polygon draw:style-name="gr1" draw:text-style-name="P1" draw:layer="layout" svg:width="2.984cm" svg:height="1.517cm" svg:x="16.016cm" svg:y="16.333cm" svg:viewBox="0 0 2985 1518" draw:points="0,1518 2985,1518 2985,0 0,0">
          <text:p/>
        </draw:polygon>
        <draw:polygon draw:style-name="gr1" draw:text-style-name="P1" draw:layer="layout" svg:width="4.79cm" svg:height="4.011cm" svg:x="2cm" svg:y="17.85cm" svg:viewBox="0 0 4791 4012" draw:points="0,4012 4791,4012 4791,0 0,0">
          <text:p/>
        </draw:polygon>
        <draw:polygon draw:style-name="gr1" draw:text-style-name="P1" draw:layer="layout" svg:width="5.225cm" svg:height="4.011cm" svg:x="6.79cm" svg:y="17.85cm" svg:viewBox="0 0 5226 4012" draw:points="0,4012 5226,4012 5226,0 0,0">
          <text:p/>
        </draw:polygon>
        <draw:polygon draw:style-name="gr1" draw:text-style-name="P1" draw:layer="layout" svg:width="4.001cm" svg:height="4.011cm" svg:x="12.015cm" svg:y="17.85cm" svg:viewBox="0 0 4002 4012" draw:points="0,4012 4002,4012 4002,0 0,0">
          <text:p/>
        </draw:polygon>
        <draw:polygon draw:style-name="gr1" draw:text-style-name="P1" draw:layer="layout" svg:width="2.984cm" svg:height="4.011cm" svg:x="16.016cm" svg:y="17.85cm" svg:viewBox="0 0 2985 4012" draw:points="0,4012 2985,4012 2985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1" draw:text-style-name="P1" draw:layer="layout" svg:width="5.531cm" svg:height="0.625cm" svg:x="1.986cm" svg:y="1.001cm" svg:viewBox="0 0 5532 626" draw:points="0,626 5532,626 5532,0 0,0">
          <text:p/>
        </draw:polygon>
        <draw:polygon draw:style-name="gr1" draw:text-style-name="P1" draw:layer="layout" svg:width="5.535cm" svg:height="1.253cm" svg:x="7.517cm" svg:y="1.001cm" svg:viewBox="0 0 5536 1254" draw:points="0,1254 5536,1254 5536,0 0,0">
          <text:p/>
        </draw:polygon>
        <draw:polygon draw:style-name="gr1" draw:text-style-name="P1" draw:layer="layout" svg:width="5.934cm" svg:height="0.625cm" svg:x="13.052cm" svg:y="1.001cm" svg:viewBox="0 0 5935 626" draw:points="0,626 5935,626 5935,0 0,0">
          <text:p/>
        </draw:polygon>
        <draw:polygon draw:style-name="gr1" draw:text-style-name="P1" draw:layer="layout" svg:width="5.531cm" svg:height="0.628cm" svg:x="1.986cm" svg:y="1.626cm" svg:viewBox="0 0 5532 629" draw:points="0,629 5532,629 5532,0 0,0">
          <text:p/>
        </draw:polygon>
        <draw:polygon draw:style-name="gr1" draw:text-style-name="P1" draw:layer="layout" svg:width="5.934cm" svg:height="0.628cm" svg:x="13.052cm" svg:y="1.626cm" svg:viewBox="0 0 5935 629" draw:points="0,629 5935,629 5935,0 0,0">
          <text:p/>
        </draw:polygon>
        <draw:polygon draw:style-name="gr2" draw:text-style-name="P2" draw:layer="layout" svg:width="4.79cm" svg:height="1.298cm" svg:x="2cm" svg:y="2.998cm" svg:viewBox="0 0 4791 1299" draw:points="0,1299 4791,1299 4791,0 0,0">
          <text:p/>
        </draw:polygon>
        <draw:polygon draw:style-name="gr2" draw:text-style-name="P2" draw:layer="layout" svg:width="5.225cm" svg:height="1.298cm" svg:x="6.79cm" svg:y="2.998cm" svg:viewBox="0 0 5226 1299" draw:points="0,1299 5226,1299 5226,0 0,0">
          <text:p/>
        </draw:polygon>
        <draw:polygon draw:style-name="gr2" draw:text-style-name="P2" draw:layer="layout" svg:width="4.001cm" svg:height="1.298cm" svg:x="12.015cm" svg:y="2.998cm" svg:viewBox="0 0 4002 1299" draw:points="0,1299 4002,1299 4002,0 0,0">
          <text:p/>
        </draw:polygon>
        <draw:polygon draw:style-name="gr2" draw:text-style-name="P2" draw:layer="layout" svg:width="2.984cm" svg:height="1.298cm" svg:x="16.016cm" svg:y="2.998cm" svg:viewBox="0 0 2985 1299" draw:points="0,1299 2985,1299 2985,0 0,0">
          <text:p/>
        </draw:polygon>
        <draw:polygon draw:style-name="gr1" draw:text-style-name="P1" draw:layer="layout" svg:width="4.79cm" svg:height="1.895cm" svg:x="2cm" svg:y="4.296cm" svg:viewBox="0 0 4791 1896" draw:points="0,1896 4791,1896 4791,0 0,0">
          <text:p/>
        </draw:polygon>
        <draw:polygon draw:style-name="gr1" draw:text-style-name="P1" draw:layer="layout" svg:width="5.225cm" svg:height="1.895cm" svg:x="6.79cm" svg:y="4.296cm" svg:viewBox="0 0 5226 1896" draw:points="0,1896 5226,1896 5226,0 0,0">
          <text:p/>
        </draw:polygon>
        <draw:polygon draw:style-name="gr1" draw:text-style-name="P1" draw:layer="layout" svg:width="4.001cm" svg:height="1.895cm" svg:x="12.015cm" svg:y="4.296cm" svg:viewBox="0 0 4002 1896" draw:points="0,1896 4002,1896 4002,0 0,0">
          <text:p/>
        </draw:polygon>
        <draw:polygon draw:style-name="gr1" draw:text-style-name="P1" draw:layer="layout" svg:width="2.984cm" svg:height="1.895cm" svg:x="16.016cm" svg:y="4.296cm" svg:viewBox="0 0 2985 1896" draw:points="0,1896 2985,1896 2985,0 0,0">
          <text:p/>
        </draw:polygon>
        <draw:polygon draw:style-name="gr1" draw:text-style-name="P1" draw:layer="layout" svg:width="4.79cm" svg:height="4.014cm" svg:x="2cm" svg:y="6.191cm" svg:viewBox="0 0 4791 4015" draw:points="0,4015 4791,4015 4791,0 0,0">
          <text:p/>
        </draw:polygon>
        <draw:polygon draw:style-name="gr1" draw:text-style-name="P1" draw:layer="layout" svg:width="5.225cm" svg:height="4.014cm" svg:x="6.79cm" svg:y="6.191cm" svg:viewBox="0 0 5226 4015" draw:points="0,4015 5226,4015 5226,0 0,0">
          <text:p/>
        </draw:polygon>
        <draw:polygon draw:style-name="gr1" draw:text-style-name="P1" draw:layer="layout" svg:width="4.001cm" svg:height="4.014cm" svg:x="12.015cm" svg:y="6.191cm" svg:viewBox="0 0 4002 4015" draw:points="0,4015 4002,4015 4002,0 0,0">
          <text:p/>
        </draw:polygon>
        <draw:polygon draw:style-name="gr1" draw:text-style-name="P1" draw:layer="layout" svg:width="2.984cm" svg:height="4.014cm" svg:x="16.016cm" svg:y="6.191cm" svg:viewBox="0 0 2985 4015" draw:points="0,4015 2985,4015 2985,0 0,0">
          <text:p/>
        </draw:polygon>
        <draw:polygon draw:style-name="gr1" draw:text-style-name="P1" draw:layer="layout" svg:width="4.79cm" svg:height="6.128cm" svg:x="2cm" svg:y="10.205cm" svg:viewBox="0 0 4791 6129" draw:points="0,6129 4791,6129 4791,0 0,0">
          <text:p/>
        </draw:polygon>
        <draw:polygon draw:style-name="gr1" draw:text-style-name="P1" draw:layer="layout" svg:width="5.225cm" svg:height="6.128cm" svg:x="6.79cm" svg:y="10.205cm" svg:viewBox="0 0 5226 6129" draw:points="0,6129 5226,6129 5226,0 0,0">
          <text:p/>
        </draw:polygon>
        <draw:polygon draw:style-name="gr1" draw:text-style-name="P1" draw:layer="layout" svg:width="4.001cm" svg:height="6.128cm" svg:x="12.015cm" svg:y="10.205cm" svg:viewBox="0 0 4002 6129" draw:points="0,6129 4002,6129 4002,0 0,0">
          <text:p/>
        </draw:polygon>
        <draw:polygon draw:style-name="gr1" draw:text-style-name="P1" draw:layer="layout" svg:width="2.984cm" svg:height="6.128cm" svg:x="16.016cm" svg:y="10.205cm" svg:viewBox="0 0 2985 6129" draw:points="0,6129 2985,6129 2985,0 0,0">
          <text:p/>
        </draw:polygon>
        <draw:polygon draw:style-name="gr1" draw:text-style-name="P1" draw:layer="layout" svg:width="4.79cm" svg:height="1.517cm" svg:x="2cm" svg:y="16.333cm" svg:viewBox="0 0 4791 1518" draw:points="0,1518 4791,1518 4791,0 0,0">
          <text:p/>
        </draw:polygon>
        <draw:polygon draw:style-name="gr1" draw:text-style-name="P1" draw:layer="layout" svg:width="5.225cm" svg:height="1.517cm" svg:x="6.79cm" svg:y="16.333cm" svg:viewBox="0 0 5226 1518" draw:points="0,1518 5226,1518 5226,0 0,0">
          <text:p/>
        </draw:polygon>
        <draw:polygon draw:style-name="gr1" draw:text-style-name="P1" draw:layer="layout" svg:width="4.001cm" svg:height="1.517cm" svg:x="12.015cm" svg:y="16.333cm" svg:viewBox="0 0 4002 1518" draw:points="0,1518 4002,1518 4002,0 0,0">
          <text:p/>
        </draw:polygon>
        <draw:polygon draw:style-name="gr1" draw:text-style-name="P1" draw:layer="layout" svg:width="2.984cm" svg:height="1.517cm" svg:x="16.016cm" svg:y="16.333cm" svg:viewBox="0 0 2985 1518" draw:points="0,1518 2985,1518 2985,0 0,0">
          <text:p/>
        </draw:polygon>
        <draw:polygon draw:style-name="gr1" draw:text-style-name="P1" draw:layer="layout" svg:width="4.79cm" svg:height="4.011cm" svg:x="2cm" svg:y="17.85cm" svg:viewBox="0 0 4791 4012" draw:points="0,4012 4791,4012 4791,0 0,0">
          <text:p/>
        </draw:polygon>
        <draw:polygon draw:style-name="gr1" draw:text-style-name="P1" draw:layer="layout" svg:width="5.225cm" svg:height="4.011cm" svg:x="6.79cm" svg:y="17.85cm" svg:viewBox="0 0 5226 4012" draw:points="0,4012 5226,4012 5226,0 0,0">
          <text:p/>
        </draw:polygon>
        <draw:polygon draw:style-name="gr1" draw:text-style-name="P1" draw:layer="layout" svg:width="4.001cm" svg:height="4.011cm" svg:x="12.015cm" svg:y="17.85cm" svg:viewBox="0 0 4002 4012" draw:points="0,4012 4002,4012 4002,0 0,0">
          <text:p/>
        </draw:polygon>
        <draw:polygon draw:style-name="gr1" draw:text-style-name="P1" draw:layer="layout" svg:width="2.984cm" svg:height="4.011cm" svg:x="16.016cm" svg:y="17.85cm" svg:viewBox="0 0 2985 4012" draw:points="0,4012 2985,4012 2985,0 0,0">
          <text:p/>
        </draw:polygon>
        <draw:polygon draw:style-name="gr3" draw:text-style-name="P3" draw:layer="layout" svg:width="5.665cm" svg:height="0.66cm" svg:x="2cm" svg:y="24.045cm" svg:viewBox="0 0 5666 661" draw:points="0,661 5666,661 5666,0 0,0">
          <text:p/>
        </draw:polygon>
        <draw:polygon draw:style-name="gr3" draw:text-style-name="P3" draw:layer="layout" svg:width="5.67cm" svg:height="0.66cm" svg:x="7.665cm" svg:y="24.045cm" svg:viewBox="0 0 5671 661" draw:points="0,661 5671,661 5671,0 0,0">
          <text:p/>
        </draw:polygon>
        <draw:polygon draw:style-name="gr3" draw:text-style-name="P3" draw:layer="layout" svg:width="5.665cm" svg:height="0.66cm" svg:x="13.335cm" svg:y="24.045cm" svg:viewBox="0 0 5666 661" draw:points="0,661 5666,661 5666,0 0,0">
          <text:p/>
        </draw:polygon>
        <draw:polygon draw:style-name="gr3" draw:text-style-name="P3" draw:layer="layout" svg:width="8.502cm" svg:height="0.617cm" svg:x="2cm" svg:y="24.712cm" svg:viewBox="0 0 8503 618" draw:points="0,618 8503,618 8503,0 0,0">
          <text:p/>
        </draw:polygon>
        <draw:polygon draw:style-name="gr3" draw:text-style-name="P3" draw:layer="layout" svg:width="8.498cm" svg:height="0.617cm" svg:x="10.502cm" svg:y="24.712cm" svg:viewBox="0 0 8499 618" draw:points="0,618 8499,618 8499,0 0,0">
          <text:p/>
        </draw:polygon>
        <draw:polygon draw:style-name="gr3" draw:text-style-name="P3" draw:layer="layout" svg:width="5.623cm" svg:height="0.66cm" svg:x="2cm" svg:y="26.26cm" svg:viewBox="0 0 5624 661" draw:points="0,661 5624,661 5624,0 0,0">
          <text:p/>
        </draw:polygon>
        <draw:polygon draw:style-name="gr3" draw:text-style-name="P3" draw:layer="layout" svg:width="5.68cm" svg:height="0.66cm" svg:x="7.623cm" svg:y="26.26cm" svg:viewBox="0 0 5681 661" draw:points="0,661 5681,661 5681,0 0,0">
          <text:p/>
        </draw:polygon>
        <draw:polygon draw:style-name="gr3" draw:text-style-name="P3" draw:layer="layout" svg:width="5.697cm" svg:height="0.66cm" svg:x="13.303cm" svg:y="26.26cm" svg:viewBox="0 0 5698 661" draw:points="0,661 5698,661 5698,0 0,0">
          <text:p/>
        </draw:polygon>
        <draw:polygon draw:style-name="gr3" draw:text-style-name="P3" draw:layer="layout" svg:width="4.498cm" svg:height="1.04cm" svg:x="2cm" svg:y="26.924cm" svg:viewBox="0 0 4499 1041" draw:points="0,1041 4499,1041 4499,0 0,0">
          <text:p/>
        </draw:polygon>
        <draw:polygon draw:style-name="gr3" draw:text-style-name="P3" draw:layer="layout" svg:width="7.987cm" svg:height="1.04cm" svg:x="6.498cm" svg:y="26.924cm" svg:viewBox="0 0 7988 1041" draw:points="0,1041 7988,1041 7988,0 0,0">
          <text:p/>
        </draw:polygon>
        <draw:polygon draw:style-name="gr3" draw:text-style-name="P3" draw:layer="layout" svg:width="4.515cm" svg:height="1.04cm" svg:x="14.485cm" svg:y="26.924cm" svg:viewBox="0 0 4516 1041" draw:points="0,1041 4516,1041 4516,0 0,0">
          <text:p/>
        </draw:polygon>
        <draw:polygon draw:style-name="gr4" draw:text-style-name="P4" draw:layer="layout" svg:width="5.542cm" svg:height="0.011cm" svg:x="1.982cm" svg:y="1.001cm" svg:viewBox="0 0 5543 12" draw:points="0,0 4,8 11,12 5533,12 5536,8 5543,0">
          <text:p/>
        </draw:polygon>
        <draw:polygon draw:style-name="gr4" draw:text-style-name="P4" draw:layer="layout" svg:width="5.545cm" svg:height="0.011cm" svg:x="7.514cm" svg:y="1.001cm" svg:viewBox="0 0 5546 12" draw:points="0,0 3,8 10,12 5536,12 5539,8 5546,0">
          <text:p/>
        </draw:polygon>
        <draw:polygon draw:style-name="gr4" draw:text-style-name="P4" draw:layer="layout" svg:width="5.944cm" svg:height="0.011cm" svg:x="13.049cm" svg:y="1.001cm" svg:viewBox="0 0 5945 12" draw:points="0,0 3,8 10,12 5934,12 5938,8 5945,0">
          <text:p/>
        </draw:polygon>
        <draw:polygon draw:style-name="gr4" draw:text-style-name="P4" draw:layer="layout" svg:width="5.531cm" svg:height="0.01cm" svg:x="1.986cm" svg:y="1.626cm" svg:viewBox="0 0 5532 11" draw:points="7,0 0,7 7,11 5529,11 5532,7 5529,0">
          <text:p/>
        </draw:polygon>
        <draw:polygon draw:style-name="gr4" draw:text-style-name="P4" draw:layer="layout" svg:width="5.934cm" svg:height="0.01cm" svg:x="13.052cm" svg:y="1.626cm" svg:viewBox="0 0 5935 11" draw:points="7,0 0,7 7,11 5931,11 5935,7 5931,0">
          <text:p/>
        </draw:polygon>
        <draw:polygon draw:style-name="gr4" draw:text-style-name="P4" draw:layer="layout" svg:width="5.542cm" svg:height="0.01cm" svg:x="1.982cm" svg:y="2.254cm" svg:viewBox="0 0 5543 11" draw:points="11,0 4,8 0,11 5543,11 5536,8 5533,0">
          <text:p/>
        </draw:polygon>
        <draw:polygon draw:style-name="gr4" draw:text-style-name="P4" draw:layer="layout" svg:width="5.545cm" svg:height="0.01cm" svg:x="7.514cm" svg:y="2.254cm" svg:viewBox="0 0 5546 11" draw:points="10,0 3,8 0,11 5546,11 5539,8 5536,0">
          <text:p/>
        </draw:polygon>
        <draw:polygon draw:style-name="gr4" draw:text-style-name="P4" draw:layer="layout" svg:width="5.944cm" svg:height="0.01cm" svg:x="13.049cm" svg:y="2.254cm" svg:viewBox="0 0 5945 11" draw:points="10,0 3,8 0,11 5945,11 5938,8 5934,0">
          <text:p/>
        </draw:polygon>
        <draw:polygon draw:style-name="gr4" draw:text-style-name="P4" draw:layer="layout" svg:width="0.011cm" svg:height="0.635cm" svg:x="1.982cm" svg:y="1.001cm" svg:viewBox="0 0 12 636" draw:points="0,636 5,633 12,626 12,11 5,7 0,0">
          <text:p/>
        </draw:polygon>
        <draw:polygon draw:style-name="gr4" draw:text-style-name="P4" draw:layer="layout" svg:width="0.011cm" svg:height="0.638cm" svg:x="1.982cm" svg:y="1.626cm" svg:viewBox="0 0 12 639" draw:points="0,639 5,636 12,629 12,10 5,7 0,0">
          <text:p/>
        </draw:polygon>
        <draw:polygon draw:style-name="gr4" draw:text-style-name="P4" draw:layer="layout" svg:width="0.01cm" svg:height="0.628cm" svg:x="7.514cm" svg:y="1.008cm" svg:viewBox="0 0 11 629" draw:points="0,619 4,626 11,629 11,4 4,0 0,4">
          <text:p/>
        </draw:polygon>
        <draw:polygon draw:style-name="gr4" draw:text-style-name="P4" draw:layer="layout" svg:width="0.01cm" svg:height="0.635cm" svg:x="7.514cm" svg:y="1.626cm" svg:viewBox="0 0 11 636" draw:points="0,629 4,636 11,629 11,0 4,7 0,10">
          <text:p/>
        </draw:polygon>
        <draw:polygon draw:style-name="gr4" draw:text-style-name="P4" draw:layer="layout" svg:width="0.01cm" svg:height="0.628cm" svg:x="13.049cm" svg:y="1.008cm" svg:viewBox="0 0 11 629" draw:points="0,629 3,626 11,619 11,4 3,0 0,4">
          <text:p/>
        </draw:polygon>
        <draw:polygon draw:style-name="gr4" draw:text-style-name="P4" draw:layer="layout" svg:width="0.01cm" svg:height="0.635cm" svg:x="13.049cm" svg:y="1.626cm" svg:viewBox="0 0 11 636" draw:points="0,629 3,636 11,629 11,10 3,7 0,0">
          <text:p/>
        </draw:polygon>
        <draw:polygon draw:style-name="gr4" draw:text-style-name="P4" draw:layer="layout" svg:width="0.011cm" svg:height="0.635cm" svg:x="18.982cm" svg:y="1.001cm" svg:viewBox="0 0 12 636" draw:points="0,626 5,633 12,636 12,0 5,7 0,11">
          <text:p/>
        </draw:polygon>
        <draw:polygon draw:style-name="gr4" draw:text-style-name="P4" draw:layer="layout" svg:width="0.011cm" svg:height="0.638cm" svg:x="18.982cm" svg:y="1.626cm" svg:viewBox="0 0 12 639" draw:points="0,629 5,636 12,639 12,0 5,7 0,10">
          <text:p/>
        </draw:polygon>
        <draw:frame draw:style-name="gr5" draw:text-style-name="P6" draw:layer="layout" svg:width="2.788cm" svg:height="0.424cm" svg:x="2.074cm" svg:y="1.106cm">
          <draw:text-box>
            <text:p text:style-name="P5"><text:span text:style-name="T1">ZEEB, CHARLOTTE</text:span></text:p>
          </draw:text-box>
        </draw:frame>
        <draw:frame draw:style-name="gr5" draw:text-style-name="P6" draw:layer="layout" svg:width="4.743cm" svg:height="0.424cm" svg:x="7.941cm" svg:y="1.42cm">
          <draw:text-box>
            <text:p text:style-name="P5"><text:span text:style-name="T1">HELMHOLTZ-ZENTRUM BERLIN</text:span></text:p>
          </draw:text-box>
        </draw:frame>
        <draw:frame draw:style-name="gr5" draw:text-style-name="P6" draw:layer="layout" svg:width="1.992cm" svg:height="0.424cm" svg:x="16.93cm" svg:y="1.106cm">
          <draw:text-box>
            <text:p text:style-name="P5"><text:span text:style-name="T1">2. SEMESTER</text:span></text:p>
          </draw:text-box>
        </draw:frame>
        <draw:frame draw:style-name="gr5" draw:text-style-name="P6" draw:layer="layout" svg:width="4.028cm" svg:height="0.424cm" svg:x="2.074cm" svg:y="1.734cm">
          <draw:text-box>
            <text:p text:style-name="P5"><text:span text:style-name="T1">2016/06/06 – 2016/06/10</text:span></text:p>
          </draw:text-box>
        </draw:frame>
        <draw:polygon draw:style-name="gr4" draw:text-style-name="P4" draw:layer="layout" svg:width="4.802cm" svg:height="0.011cm" svg:x="1.996cm" svg:y="2.998cm" svg:viewBox="0 0 4803 12" draw:points="0,0 4,8 11,12 4792,12 4795,8 4803,0">
          <text:p/>
        </draw:polygon>
        <draw:polygon draw:style-name="gr4" draw:text-style-name="P4" draw:layer="layout" svg:width="5.235cm" svg:height="0.011cm" svg:x="6.787cm" svg:y="2.998cm" svg:viewBox="0 0 5236 12" draw:points="0,0 3,8 11,12 5226,12 5229,8 5236,0">
          <text:p/>
        </draw:polygon>
        <draw:polygon draw:style-name="gr4" draw:text-style-name="P4" draw:layer="layout" svg:width="4.011cm" svg:height="0.011cm" svg:x="12.012cm" svg:y="2.998cm" svg:viewBox="0 0 4012 12" draw:points="0,0 3,8 10,12 4001,12 4005,8 4012,0">
          <text:p/>
        </draw:polygon>
        <draw:polygon draw:style-name="gr4" draw:text-style-name="P4" draw:layer="layout" svg:width="2.995cm" svg:height="0.011cm" svg:x="16.012cm" svg:y="2.998cm" svg:viewBox="0 0 2996 12" draw:points="0,0 4,8 11,12 2986,12 2989,8 2996,0">
          <text:p/>
        </draw:polygon>
        <draw:polygon draw:style-name="gr4" draw:text-style-name="P4" draw:layer="layout" svg:width="4.79cm" svg:height="0.011cm" svg:x="2cm" svg:y="4.296cm" svg:viewBox="0 0 4791 12" draw:points="7,0 0,7 7,12 4788,12 4791,7 4788,0">
          <text:p/>
        </draw:polygon>
        <draw:polygon draw:style-name="gr4" draw:text-style-name="P4" draw:layer="layout" svg:width="5.225cm" svg:height="0.011cm" svg:x="6.79cm" svg:y="4.296cm" svg:viewBox="0 0 5226 12" draw:points="8,0 0,7 8,12 5223,12 5226,7 5223,0">
          <text:p/>
        </draw:polygon>
        <draw:polygon draw:style-name="gr4" draw:text-style-name="P4" draw:layer="layout" svg:width="4.001cm" svg:height="0.011cm" svg:x="12.015cm" svg:y="4.296cm" svg:viewBox="0 0 4002 12" draw:points="7,0 0,7 7,12 3998,12 4002,7 3998,0">
          <text:p/>
        </draw:polygon>
        <draw:polygon draw:style-name="gr4" draw:text-style-name="P4" draw:layer="layout" svg:width="2.984cm" svg:height="0.011cm" svg:x="16.016cm" svg:y="4.296cm" svg:viewBox="0 0 2985 12" draw:points="7,0 0,7 7,12 2982,12 2985,7 2982,0">
          <text:p/>
        </draw:polygon>
        <draw:polygon draw:style-name="gr4" draw:text-style-name="P4" draw:layer="layout" svg:width="4.79cm" svg:height="0.01cm" svg:x="2cm" svg:y="6.191cm" svg:viewBox="0 0 4791 11" draw:points="7,0 0,8 7,11 4788,11 4791,8 4788,0">
          <text:p/>
        </draw:polygon>
        <draw:polygon draw:style-name="gr4" draw:text-style-name="P4" draw:layer="layout" svg:width="5.225cm" svg:height="0.01cm" svg:x="6.79cm" svg:y="6.191cm" svg:viewBox="0 0 5226 11" draw:points="8,0 0,8 8,11 5223,11 5226,8 5223,0">
          <text:p/>
        </draw:polygon>
        <draw:polygon draw:style-name="gr4" draw:text-style-name="P4" draw:layer="layout" svg:width="4.001cm" svg:height="0.01cm" svg:x="12.015cm" svg:y="6.191cm" svg:viewBox="0 0 4002 11" draw:points="7,0 0,8 7,11 3998,11 4002,8 3998,0">
          <text:p/>
        </draw:polygon>
        <draw:polygon draw:style-name="gr4" draw:text-style-name="P4" draw:layer="layout" svg:width="2.984cm" svg:height="0.01cm" svg:x="16.016cm" svg:y="6.191cm" svg:viewBox="0 0 2985 11" draw:points="7,0 0,8 7,11 2982,11 2985,8 2982,0">
          <text:p/>
        </draw:polygon>
        <draw:polygon draw:style-name="gr4" draw:text-style-name="P4" draw:layer="layout" svg:width="4.79cm" svg:height="0.011cm" svg:x="2cm" svg:y="10.205cm" svg:viewBox="0 0 4791 12" draw:points="7,0 0,7 7,12 4788,12 4791,7 4788,0">
          <text:p/>
        </draw:polygon>
        <draw:polygon draw:style-name="gr4" draw:text-style-name="P4" draw:layer="layout" svg:width="5.225cm" svg:height="0.011cm" svg:x="6.79cm" svg:y="10.205cm" svg:viewBox="0 0 5226 12" draw:points="8,0 0,7 8,12 5223,12 5226,7 5223,0">
          <text:p/>
        </draw:polygon>
        <draw:polygon draw:style-name="gr4" draw:text-style-name="P4" draw:layer="layout" svg:width="4.001cm" svg:height="0.011cm" svg:x="12.015cm" svg:y="10.205cm" svg:viewBox="0 0 4002 12" draw:points="7,0 0,7 7,12 3998,12 4002,7 3998,0">
          <text:p/>
        </draw:polygon>
        <draw:polygon draw:style-name="gr4" draw:text-style-name="P4" draw:layer="layout" svg:width="2.984cm" svg:height="0.011cm" svg:x="16.016cm" svg:y="10.205cm" svg:viewBox="0 0 2985 12" draw:points="7,0 0,7 7,12 2982,12 2985,7 2982,0">
          <text:p/>
        </draw:polygon>
        <draw:polygon draw:style-name="gr4" draw:text-style-name="P4" draw:layer="layout" svg:width="4.79cm" svg:height="0.011cm" svg:x="2cm" svg:y="16.333cm" svg:viewBox="0 0 4791 12" draw:points="7,0 0,8 7,12 4788,12 4791,8 4788,0">
          <text:p/>
        </draw:polygon>
        <draw:polygon draw:style-name="gr4" draw:text-style-name="P4" draw:layer="layout" svg:width="5.225cm" svg:height="0.011cm" svg:x="6.79cm" svg:y="16.333cm" svg:viewBox="0 0 5226 12" draw:points="8,0 0,8 8,12 5223,12 5226,8 5223,0">
          <text:p/>
        </draw:polygon>
        <draw:polygon draw:style-name="gr4" draw:text-style-name="P4" draw:layer="layout" svg:width="4.001cm" svg:height="0.011cm" svg:x="12.015cm" svg:y="16.333cm" svg:viewBox="0 0 4002 12" draw:points="7,0 0,8 7,12 3998,12 4002,8 3998,0">
          <text:p/>
        </draw:polygon>
        <draw:polygon draw:style-name="gr4" draw:text-style-name="P4" draw:layer="layout" svg:width="2.984cm" svg:height="0.011cm" svg:x="16.016cm" svg:y="16.333cm" svg:viewBox="0 0 2985 12" draw:points="7,0 0,8 7,12 2982,12 2985,8 2982,0">
          <text:p/>
        </draw:polygon>
        <draw:polygon draw:style-name="gr4" draw:text-style-name="P4" draw:layer="layout" svg:width="4.79cm" svg:height="0.011cm" svg:x="2cm" svg:y="17.85cm" svg:viewBox="0 0 4791 12" draw:points="7,0 0,8 7,12 4788,12 4791,8 4788,0">
          <text:p/>
        </draw:polygon>
        <draw:polygon draw:style-name="gr4" draw:text-style-name="P4" draw:layer="layout" svg:width="5.225cm" svg:height="0.011cm" svg:x="6.79cm" svg:y="17.85cm" svg:viewBox="0 0 5226 12" draw:points="8,0 0,8 8,12 5223,12 5226,8 5223,0">
          <text:p/>
        </draw:polygon>
        <draw:polygon draw:style-name="gr4" draw:text-style-name="P4" draw:layer="layout" svg:width="4.001cm" svg:height="0.011cm" svg:x="12.015cm" svg:y="17.85cm" svg:viewBox="0 0 4002 12" draw:points="7,0 0,8 7,12 3998,12 4002,8 3998,0">
          <text:p/>
        </draw:polygon>
        <draw:polygon draw:style-name="gr4" draw:text-style-name="P4" draw:layer="layout" svg:width="2.984cm" svg:height="0.011cm" svg:x="16.016cm" svg:y="17.85cm" svg:viewBox="0 0 2985 12" draw:points="7,0 0,8 7,12 2982,12 2985,8 2982,0">
          <text:p/>
        </draw:polygon>
        <draw:polygon draw:style-name="gr4" draw:text-style-name="P4" draw:layer="layout" svg:width="4.802cm" svg:height="0.011cm" svg:x="1.996cm" svg:y="21.861cm" svg:viewBox="0 0 4803 12" draw:points="11,0 4,8 0,12 4803,12 4795,8 4792,0">
          <text:p/>
        </draw:polygon>
        <draw:polygon draw:style-name="gr4" draw:text-style-name="P4" draw:layer="layout" svg:width="5.235cm" svg:height="0.011cm" svg:x="6.787cm" svg:y="21.861cm" svg:viewBox="0 0 5236 12" draw:points="11,0 3,8 0,12 5236,12 5229,8 5226,0">
          <text:p/>
        </draw:polygon>
        <draw:polygon draw:style-name="gr4" draw:text-style-name="P4" draw:layer="layout" svg:width="4.011cm" svg:height="0.011cm" svg:x="12.012cm" svg:y="21.861cm" svg:viewBox="0 0 4012 12" draw:points="10,0 3,8 0,12 4012,12 4005,8 4001,0">
          <text:p/>
        </draw:polygon>
        <draw:polygon draw:style-name="gr4" draw:text-style-name="P4" draw:layer="layout" svg:width="2.995cm" svg:height="0.011cm" svg:x="16.012cm" svg:y="21.861cm" svg:viewBox="0 0 2996 12" draw:points="11,0 4,8 0,12 2996,12 2989,8 2986,0">
          <text:p/>
        </draw:polygon>
        <draw:polygon draw:style-name="gr4" draw:text-style-name="P4" draw:layer="layout" svg:width="0.011cm" svg:height="1.309cm" svg:x="1.996cm" svg:y="2.998cm" svg:viewBox="0 0 12 1310" draw:points="0,1310 4,1306 12,1299 12,11 4,7 0,0">
          <text:p/>
        </draw:polygon>
        <draw:polygon draw:style-name="gr4" draw:text-style-name="P4" draw:layer="layout" svg:width="0.011cm" svg:height="1.905cm" svg:x="1.996cm" svg:y="4.296cm" svg:viewBox="0 0 12 1906" draw:points="0,1906 4,1903 12,1896 12,11 4,7 0,0">
          <text:p/>
        </draw:polygon>
        <draw:polygon draw:style-name="gr4" draw:text-style-name="P4" draw:layer="layout" svg:width="0.011cm" svg:height="4.025cm" svg:x="1.996cm" svg:y="6.191cm" svg:viewBox="0 0 12 4026" draw:points="0,4026 4,4022 12,4015 12,10 4,7 0,0">
          <text:p/>
        </draw:polygon>
        <draw:polygon draw:style-name="gr4" draw:text-style-name="P4" draw:layer="layout" svg:width="0.011cm" svg:height="6.139cm" svg:x="1.996cm" svg:y="10.205cm" svg:viewBox="0 0 12 6140" draw:points="0,6140 4,6136 12,6129 12,11 4,7 0,0">
          <text:p/>
        </draw:polygon>
        <draw:polygon draw:style-name="gr4" draw:text-style-name="P4" draw:layer="layout" svg:width="0.011cm" svg:height="1.528cm" svg:x="1.996cm" svg:y="16.333cm" svg:viewBox="0 0 12 1529" draw:points="0,1529 4,1525 12,1518 12,11 4,7 0,0">
          <text:p/>
        </draw:polygon>
        <draw:polygon draw:style-name="gr4" draw:text-style-name="P4" draw:layer="layout" svg:width="0.011cm" svg:height="4.022cm" svg:x="1.996cm" svg:y="17.85cm" svg:viewBox="0 0 12 4023" draw:points="0,4023 4,4019 12,4012 12,11 4,7 0,0">
          <text:p/>
        </draw:polygon>
        <draw:polygon draw:style-name="gr4" draw:text-style-name="P4" draw:layer="layout" svg:width="0.011cm" svg:height="1.298cm" svg:x="6.787cm" svg:y="3.005cm" svg:viewBox="0 0 12 1299" draw:points="0,1292 3,1299 12,1292 12,4 3,0 0,4">
          <text:p/>
        </draw:polygon>
        <draw:polygon draw:style-name="gr4" draw:text-style-name="P4" draw:layer="layout" svg:width="0.011cm" svg:height="1.895cm" svg:x="6.787cm" svg:y="4.303cm" svg:viewBox="0 0 12 1896" draw:points="0,1889 3,1896 12,1889 12,4 3,0 0,4">
          <text:p/>
        </draw:polygon>
        <draw:polygon draw:style-name="gr4" draw:text-style-name="P4" draw:layer="layout" svg:width="0.011cm" svg:height="4.014cm" svg:x="6.787cm" svg:y="6.198cm" svg:viewBox="0 0 12 4015" draw:points="0,4008 3,4015 12,4008 12,3 3,0 0,3">
          <text:p/>
        </draw:polygon>
        <draw:polygon draw:style-name="gr4" draw:text-style-name="P4" draw:layer="layout" svg:width="0.011cm" svg:height="6.128cm" svg:x="6.787cm" svg:y="10.212cm" svg:viewBox="0 0 12 6129" draw:points="0,6122 3,6129 12,6122 12,4 3,0 0,4">
          <text:p/>
        </draw:polygon>
        <draw:polygon draw:style-name="gr4" draw:text-style-name="P4" draw:layer="layout" svg:width="0.011cm" svg:height="1.517cm" svg:x="6.787cm" svg:y="16.34cm" svg:viewBox="0 0 12 1518" draw:points="0,1511 3,1518 12,1511 12,4 3,0 0,4">
          <text:p/>
        </draw:polygon>
        <draw:polygon draw:style-name="gr4" draw:text-style-name="P4" draw:layer="layout" svg:width="0.011cm" svg:height="4.011cm" svg:x="6.787cm" svg:y="17.857cm" svg:viewBox="0 0 12 4012" draw:points="0,4005 3,4012 12,4005 12,4 3,0 0,4">
          <text:p/>
        </draw:polygon>
        <draw:polygon draw:style-name="gr4" draw:text-style-name="P4" draw:layer="layout" svg:width="0.01cm" svg:height="1.298cm" svg:x="12.012cm" svg:y="3.005cm" svg:viewBox="0 0 11 1299" draw:points="0,1292 4,1299 11,1292 11,4 4,0 0,4">
          <text:p/>
        </draw:polygon>
        <draw:polygon draw:style-name="gr4" draw:text-style-name="P4" draw:layer="layout" svg:width="0.01cm" svg:height="1.895cm" svg:x="12.012cm" svg:y="4.303cm" svg:viewBox="0 0 11 1896" draw:points="0,1889 4,1896 11,1889 11,4 4,0 0,4">
          <text:p/>
        </draw:polygon>
        <draw:polygon draw:style-name="gr4" draw:text-style-name="P4" draw:layer="layout" svg:width="0.01cm" svg:height="4.014cm" svg:x="12.012cm" svg:y="6.198cm" svg:viewBox="0 0 11 4015" draw:points="0,4008 4,4015 11,4008 11,3 4,0 0,3">
          <text:p/>
        </draw:polygon>
        <draw:polygon draw:style-name="gr4" draw:text-style-name="P4" draw:layer="layout" svg:width="0.01cm" svg:height="6.128cm" svg:x="12.012cm" svg:y="10.212cm" svg:viewBox="0 0 11 6129" draw:points="0,6122 4,6129 11,6122 11,4 4,0 0,4">
          <text:p/>
        </draw:polygon>
        <draw:polygon draw:style-name="gr4" draw:text-style-name="P4" draw:layer="layout" svg:width="0.01cm" svg:height="1.517cm" svg:x="12.012cm" svg:y="16.34cm" svg:viewBox="0 0 11 1518" draw:points="0,1511 4,1518 11,1511 11,4 4,0 0,4">
          <text:p/>
        </draw:polygon>
        <draw:polygon draw:style-name="gr4" draw:text-style-name="P4" draw:layer="layout" svg:width="0.01cm" svg:height="4.011cm" svg:x="12.012cm" svg:y="17.857cm" svg:viewBox="0 0 11 4012" draw:points="0,4005 4,4012 11,4005 11,4 4,0 0,4">
          <text:p/>
        </draw:polygon>
        <draw:polygon draw:style-name="gr4" draw:text-style-name="P4" draw:layer="layout" svg:width="0.011cm" svg:height="1.298cm" svg:x="16.012cm" svg:y="3.005cm" svg:viewBox="0 0 12 1299" draw:points="0,1292 5,1299 12,1292 12,4 5,0 0,4">
          <text:p/>
        </draw:polygon>
        <draw:polygon draw:style-name="gr4" draw:text-style-name="P4" draw:layer="layout" svg:width="0.011cm" svg:height="1.895cm" svg:x="16.012cm" svg:y="4.303cm" svg:viewBox="0 0 12 1896" draw:points="0,1889 5,1896 12,1889 12,4 5,0 0,4">
          <text:p/>
        </draw:polygon>
        <draw:polygon draw:style-name="gr4" draw:text-style-name="P4" draw:layer="layout" svg:width="0.011cm" svg:height="4.014cm" svg:x="16.012cm" svg:y="6.198cm" svg:viewBox="0 0 12 4015" draw:points="0,4008 5,4015 12,4008 12,3 5,0 0,3">
          <text:p/>
        </draw:polygon>
        <draw:polygon draw:style-name="gr4" draw:text-style-name="P4" draw:layer="layout" svg:width="0.011cm" svg:height="6.128cm" svg:x="16.012cm" svg:y="10.212cm" svg:viewBox="0 0 12 6129" draw:points="0,6122 5,6129 12,6122 12,4 5,0 0,4">
          <text:p/>
        </draw:polygon>
        <draw:polygon draw:style-name="gr4" draw:text-style-name="P4" draw:layer="layout" svg:width="0.011cm" svg:height="1.517cm" svg:x="16.012cm" svg:y="16.34cm" svg:viewBox="0 0 12 1518" draw:points="0,1511 5,1518 12,1511 12,4 5,0 0,4">
          <text:p/>
        </draw:polygon>
        <draw:polygon draw:style-name="gr4" draw:text-style-name="P4" draw:layer="layout" svg:width="0.011cm" svg:height="4.011cm" svg:x="16.012cm" svg:y="17.857cm" svg:viewBox="0 0 12 4012" draw:points="0,4005 5,4012 12,4005 12,4 5,0 0,4">
          <text:p/>
        </draw:polygon>
        <draw:polygon draw:style-name="gr4" draw:text-style-name="P4" draw:layer="layout" svg:width="0.01cm" svg:height="1.309cm" svg:x="18.997cm" svg:y="2.998cm" svg:viewBox="0 0 11 1310" draw:points="0,1299 3,1306 11,1310 11,0 3,7 0,11">
          <text:p/>
        </draw:polygon>
        <draw:polygon draw:style-name="gr4" draw:text-style-name="P4" draw:layer="layout" svg:width="0.01cm" svg:height="1.905cm" svg:x="18.997cm" svg:y="4.296cm" svg:viewBox="0 0 11 1906" draw:points="0,1896 3,1903 11,1906 11,0 3,7 0,11">
          <text:p/>
        </draw:polygon>
        <draw:polygon draw:style-name="gr4" draw:text-style-name="P4" draw:layer="layout" svg:width="0.01cm" svg:height="4.025cm" svg:x="18.997cm" svg:y="6.191cm" svg:viewBox="0 0 11 4026" draw:points="0,4015 3,4022 11,4026 11,0 3,7 0,10">
          <text:p/>
        </draw:polygon>
        <draw:polygon draw:style-name="gr4" draw:text-style-name="P4" draw:layer="layout" svg:width="0.01cm" svg:height="6.139cm" svg:x="18.997cm" svg:y="10.205cm" svg:viewBox="0 0 11 6140" draw:points="0,6129 3,6136 11,6140 11,0 3,7 0,11">
          <text:p/>
        </draw:polygon>
        <draw:polygon draw:style-name="gr4" draw:text-style-name="P4" draw:layer="layout" svg:width="0.01cm" svg:height="1.528cm" svg:x="18.997cm" svg:y="16.333cm" svg:viewBox="0 0 11 1529" draw:points="0,1518 3,1525 11,1529 11,0 3,7 0,11">
          <text:p/>
        </draw:polygon>
        <draw:polygon draw:style-name="gr4" draw:text-style-name="P4" draw:layer="layout" svg:width="0.01cm" svg:height="4.022cm" svg:x="18.997cm" svg:y="17.85cm" svg:viewBox="0 0 11 4023" draw:points="0,4012 3,4019 11,4023 11,0 3,7 0,11">
          <text:p/>
        </draw:polygon>
        <draw:frame draw:style-name="gr5" draw:text-style-name="P6" draw:layer="layout" svg:width="1.805cm" svg:height="0.424cm" svg:x="17.12cm" svg:y="1.734cm">
          <draw:text-box>
            <text:p text:style-name="P5"><text:span text:style-name="T1">KW 23 2016</text:span></text:p>
          </draw:text-box>
        </draw:frame>
        <draw:frame draw:style-name="gr5" draw:text-style-name="P6" draw:layer="layout" svg:width="0.595cm" svg:height="0.424cm" svg:x="4.103cm" svg:y="3.441cm">
          <draw:text-box>
            <text:p text:style-name="P5"><text:span text:style-name="T1">TAG</text:span></text:p>
          </draw:text-box>
        </draw:frame>
        <draw:frame draw:style-name="gr5" draw:text-style-name="P6" draw:layer="layout" svg:width="1.115cm" svg:height="0.424cm" svg:x="8.851cm" svg:y="3.441cm">
          <draw:text-box>
            <text:p text:style-name="P5"><text:span text:style-name="T1">INHALT</text:span></text:p>
          </draw:text-box>
        </draw:frame>
        <draw:frame draw:style-name="gr5" draw:text-style-name="P6" draw:layer="layout" svg:width="1.979cm" svg:height="0.424cm" svg:x="13.039cm" svg:y="3.441cm">
          <draw:text-box>
            <text:p text:style-name="P5"><text:span text:style-name="T1">ARBEITSZEIT</text:span></text:p>
          </draw:text-box>
        </draw:frame>
        <draw:frame draw:style-name="gr5" draw:text-style-name="P6" draw:layer="layout" svg:width="0.645cm" svg:height="0.424cm" svg:x="17.187cm" svg:y="3.441cm">
          <draw:text-box>
            <text:p text:style-name="P5"><text:span text:style-name="T1">ORT</text:span></text:p>
          </draw:text-box>
        </draw:frame>
        <draw:frame draw:style-name="gr5" draw:text-style-name="P6" draw:layer="layout" svg:width="3.545cm" svg:height="0.424cm" svg:x="2.646cm" svg:y="5.036cm">
          <draw:text-box>
            <text:p text:style-name="P5"><text:span text:style-name="T1">2016/06/06 – MONTAG</text:span></text:p>
          </draw:text-box>
        </draw:frame>
        <draw:frame draw:style-name="gr5" draw:text-style-name="P6" draw:layer="layout" svg:width="3.672cm" svg:height="0.424cm" svg:x="7.895cm" svg:y="4.824cm">
          <draw:text-box>
            <text:p text:style-name="P5"><text:span text:style-name="T2">AS: </text:span><text:span text:style-name="T3">Aufgaben bezüglich</text:span></text:p>
          </draw:text-box>
        </draw:frame>
        <draw:frame draw:style-name="gr5" draw:text-style-name="P6" draw:layer="layout" svg:width="3.245cm" svg:height="0.424cm" svg:x="8.1cm" svg:y="5.248cm">
          <draw:text-box>
            <text:p text:style-name="P5"><text:span text:style-name="T3">Java nachgearbeitet.</text:span></text:p>
          </draw:text-box>
        </draw:frame>
        <draw:frame draw:style-name="gr5" draw:text-style-name="P6" draw:layer="layout" svg:width="1.611cm" svg:height="0.424cm" svg:x="13.208cm" svg:y="5.036cm">
          <draw:text-box>
            <text:p text:style-name="P5"><text:span text:style-name="T3">7 h 48 min</text:span></text:p>
          </draw:text-box>
        </draw:frame>
        <draw:frame draw:style-name="gr5" draw:text-style-name="P6" draw:layer="layout" svg:width="1.162cm" svg:height="0.424cm" svg:x="16.916cm" svg:y="5.036cm">
          <draw:text-box>
            <text:p text:style-name="P5"><text:span text:style-name="T3">OSZIMT</text:span></text:p>
          </draw:text-box>
        </draw:frame>
        <draw:frame draw:style-name="gr5" draw:text-style-name="P6" draw:layer="layout" svg:width="3.706cm" svg:height="0.424cm" svg:x="2.568cm" svg:y="7.992cm">
          <draw:text-box>
            <text:p text:style-name="P5"><text:span text:style-name="T1">2016/06/07 – DIENSTAG</text:span></text:p>
          </draw:text-box>
        </draw:frame>
        <draw:frame draw:style-name="gr5" draw:text-style-name="P6" draw:layer="layout" svg:width="4.866cm" svg:height="0.424cm" svg:x="6.989cm" svg:y="6.722cm">
          <draw:text-box>
            <text:p text:style-name="P5"><text:span text:style-name="T2">CISCO: </text:span><text:span text:style-name="T3">Access lists gelesen und</text:span></text:p>
          </draw:text-box>
        </draw:frame>
        <draw:frame draw:style-name="gr5" draw:text-style-name="P6" draw:layer="layout" svg:width="4.058cm" svg:height="0.424cm" svg:x="7.391cm" svg:y="7.146cm">
          <draw:text-box>
            <text:p text:style-name="P5"><text:span text:style-name="T3">bearbeitet, Dienste für IP-</text:span></text:p>
          </draw:text-box>
        </draw:frame>
        <draw:frame draw:style-name="gr5" draw:text-style-name="P6" draw:layer="layout" svg:width="4.074cm" svg:height="0.424cm" svg:x="7.38cm" svg:y="7.569cm">
          <draw:text-box>
            <text:p text:style-name="P5"><text:span text:style-name="T3">Adressierung gelesen und</text:span></text:p>
          </draw:text-box>
        </draw:frame>
        <draw:frame draw:style-name="gr5" draw:text-style-name="P6" draw:layer="layout" svg:width="3.008cm" svg:height="0.424cm" svg:x="7.906cm" svg:y="7.992cm">
          <draw:text-box>
            <text:p text:style-name="P5"><text:span text:style-name="T3">bearbeitet, Klausur</text:span></text:p>
          </draw:text-box>
        </draw:frame>
        <draw:frame draw:style-name="gr5" draw:text-style-name="P6" draw:layer="layout" svg:width="2.004cm" svg:height="0.424cm" svg:x="8.396cm" svg:y="8.416cm">
          <draw:text-box>
            <text:p text:style-name="P5"><text:span text:style-name="T3">geschrieben.</text:span></text:p>
          </draw:text-box>
        </draw:frame>
        <draw:frame draw:style-name="gr5" draw:text-style-name="P6" draw:layer="layout" svg:width="4.103cm" svg:height="0.424cm" svg:x="7.37cm" svg:y="8.839cm">
          <draw:text-box>
            <text:p text:style-name="P5"><text:span text:style-name="T2">ITS: </text:span><text:span text:style-name="T3">EIGRP für </text:span><text:span text:style-name="T2">CISCO</text:span><text:span text:style-name="T3"> in </text:span><text:span text:style-name="T2">ITS</text:span></text:p>
          </draw:text-box>
        </draw:frame>
        <draw:frame draw:style-name="gr5" draw:text-style-name="P6" draw:layer="layout" svg:width="1.213cm" svg:height="0.424cm" svg:x="8.788cm" svg:y="9.262cm">
          <draw:text-box>
            <text:p text:style-name="P5"><text:span text:style-name="T3">gelernt.</text:span></text:p>
          </draw:text-box>
        </draw:frame>
        <draw:frame draw:style-name="gr5" draw:text-style-name="P6" draw:layer="layout" svg:width="1.611cm" svg:height="0.424cm" svg:x="13.208cm" svg:y="7.992cm">
          <draw:text-box>
            <text:p text:style-name="P5"><text:span text:style-name="T3">7 h 48 min</text:span></text:p>
          </draw:text-box>
        </draw:frame>
        <draw:frame draw:style-name="gr5" draw:text-style-name="P6" draw:layer="layout" svg:width="1.162cm" svg:height="0.424cm" svg:x="16.916cm" svg:y="7.992cm">
          <draw:text-box>
            <text:p text:style-name="P5"><text:span text:style-name="T3">OSZIMT</text:span></text:p>
          </draw:text-box>
        </draw:frame>
        <draw:frame draw:style-name="gr5" draw:text-style-name="P6" draw:layer="layout" svg:width="3.939cm" svg:height="0.424cm" svg:x="2.452cm" svg:y="13.062cm">
          <draw:text-box>
            <text:p text:style-name="P5"><text:span text:style-name="T1">2016/06/08 – MITTWOCH</text:span></text:p>
          </draw:text-box>
        </draw:frame>
        <draw:frame draw:style-name="gr5" draw:text-style-name="P6" draw:layer="layout" svg:width="3.943cm" svg:height="0.424cm" svg:x="7.444cm" svg:y="10.733cm">
          <draw:text-box>
            <text:p text:style-name="P5"><text:span text:style-name="T2">ITS: </text:span><text:span text:style-name="T3">Klausur geschrieben.</text:span></text:p>
          </draw:text-box>
        </draw:frame>
        <draw:frame draw:style-name="gr5" draw:text-style-name="P6" draw:layer="layout" svg:width="4.413cm" svg:height="0.424cm" svg:x="7.207cm" svg:y="11.157cm">
          <draw:text-box>
            <text:p text:style-name="P5"><text:span text:style-name="T2">WSK: </text:span><text:span text:style-name="T3">An Podiumsdiskussion</text:span></text:p>
          </draw:text-box>
        </draw:frame>
        <draw:frame draw:style-name="gr5" draw:text-style-name="P6" draw:layer="layout" svg:width="4.553cm" svg:height="0.424cm" svg:x="7.137cm" svg:y="11.58cm">
          <draw:text-box>
            <text:p text:style-name="P5"><text:span text:style-name="T3">teilgenommen. Anschließend</text:span></text:p>
          </draw:text-box>
        </draw:frame>
        <draw:frame draw:style-name="gr5" draw:text-style-name="P6" draw:layer="layout" svg:width="4.684cm" svg:height="0.424cm" svg:x="7.077cm" svg:y="12.003cm">
          <draw:text-box>
            <text:p text:style-name="P5"><text:span text:style-name="T3">die Diskussion gemeinsam im</text:span></text:p>
          </draw:text-box>
        </draw:frame>
        <draw:frame draw:style-name="gr5" draw:text-style-name="P6" draw:layer="layout" svg:width="3.706cm" svg:height="0.424cm" svg:x="7.557cm" svg:y="12.427cm">
          <draw:text-box>
            <text:p text:style-name="P5"><text:span text:style-name="T3">Unterricht ausgewertet.</text:span></text:p>
          </draw:text-box>
        </draw:frame>
        <draw:frame draw:style-name="gr5" draw:text-style-name="P6" draw:layer="layout" svg:width="4.142cm" svg:height="0.424cm" svg:x="7.348cm" svg:y="12.85cm">
          <draw:text-box>
            <text:p text:style-name="P5"><text:span text:style-name="T2">LINUX: </text:span><text:span text:style-name="T3">Projekt: Aufbau der</text:span></text:p>
          </draw:text-box>
        </draw:frame>
        <draw:frame draw:style-name="gr5" draw:text-style-name="P6" draw:layer="layout" svg:width="4.35cm" svg:height="0.424cm" svg:x="7.246cm" svg:y="13.273cm">
          <draw:text-box>
            <text:p text:style-name="P5"><text:span text:style-name="T3">OSZIMT Verzeichnisstruktur.</text:span></text:p>
          </draw:text-box>
        </draw:frame>
        <draw:frame draw:style-name="gr5" draw:text-style-name="P6" draw:layer="layout" svg:width="4.404cm" svg:height="0.424cm" svg:x="7.214cm" svg:y="13.697cm">
          <draw:text-box>
            <text:p text:style-name="P5"><text:span text:style-name="T2">BP: </text:span><text:span text:style-name="T3">Besprechung der letzten</text:span></text:p>
          </draw:text-box>
        </draw:frame>
        <draw:frame draw:style-name="gr5" draw:text-style-name="P6" draw:layer="layout" svg:width="1.264cm" svg:height="0.424cm" svg:x="8.767cm" svg:y="14.12cm">
          <draw:text-box>
            <text:p text:style-name="P5"><text:span text:style-name="T3">Klausur,</text:span></text:p>
          </draw:text-box>
        </draw:frame>
        <draw:frame draw:style-name="gr5" draw:text-style-name="P6" draw:layer="layout" svg:width="4.273cm" svg:height="0.424cm" svg:x="7.278cm" svg:y="14.543cm">
          <draw:text-box>
            <text:p text:style-name="P5"><text:span text:style-name="T3">Lagerhaltung/Beschaffung</text:span></text:p>
          </draw:text-box>
        </draw:frame>
        <draw:frame draw:style-name="gr5" draw:text-style-name="P6" draw:layer="layout" svg:width="4.866cm" svg:height="0.424cm" svg:x="6.985cm" svg:y="14.967cm">
          <draw:text-box>
            <text:p text:style-name="P5"><text:span text:style-name="T3">gelesen und Gruppenaufgaben</text:span></text:p>
          </draw:text-box>
        </draw:frame>
        <draw:frame draw:style-name="gr5" draw:text-style-name="P6" draw:layer="layout" svg:width="1.712cm" svg:height="0.424cm" svg:x="8.541cm" svg:y="15.39cm">
          <draw:text-box>
            <text:p text:style-name="P5"><text:span text:style-name="T3">bearbeitet.</text:span></text:p>
          </draw:text-box>
        </draw:frame>
        <draw:frame draw:style-name="gr5" draw:text-style-name="P6" draw:layer="layout" svg:width="1.611cm" svg:height="0.424cm" svg:x="13.208cm" svg:y="13.062cm">
          <draw:text-box>
            <text:p text:style-name="P5"><text:span text:style-name="T3">7 h 48 min</text:span></text:p>
          </draw:text-box>
        </draw:frame>
        <draw:frame draw:style-name="gr5" draw:text-style-name="P6" draw:layer="layout" svg:width="1.162cm" svg:height="0.424cm" svg:x="16.916cm" svg:y="13.062cm">
          <draw:text-box>
            <text:p text:style-name="P5"><text:span text:style-name="T3">OSZIMT</text:span></text:p>
          </draw:text-box>
        </draw:frame>
        <draw:frame draw:style-name="gr5" draw:text-style-name="P6" draw:layer="layout" svg:width="4.324cm" svg:height="0.424cm" svg:x="2.261cm" svg:y="16.886cm">
          <draw:text-box>
            <text:p text:style-name="P5"><text:span text:style-name="T1">2016/06/09 – DONNERSTAG</text:span></text:p>
          </draw:text-box>
        </draw:frame>
        <draw:frame draw:style-name="gr5" draw:text-style-name="P6" draw:layer="layout" svg:width="1.056cm" svg:height="0.424cm" svg:x="8.862cm" svg:y="16.865cm">
          <draw:text-box>
            <text:p text:style-name="P5"><text:span text:style-name="T3">KRANK</text:span></text:p>
          </draw:text-box>
        </draw:frame>
        <draw:frame draw:style-name="gr5" draw:text-style-name="P6" draw:layer="layout" svg:width="0.352cm" svg:height="0.424cm" svg:x="13.907cm" svg:y="16.886cm">
          <draw:text-box>
            <text:p text:style-name="P5"><text:span text:style-name="T3">/</text:span></text:p>
          </draw:text-box>
        </draw:frame>
        <draw:frame draw:style-name="gr5" draw:text-style-name="P6" draw:layer="layout" svg:width="1.162cm" svg:height="0.424cm" svg:x="16.916cm" svg:y="16.886cm">
          <draw:text-box>
            <text:p text:style-name="P5"><text:span text:style-name="T3">OSZIMT</text:span></text:p>
          </draw:text-box>
        </draw:frame>
        <draw:frame draw:style-name="gr5" draw:text-style-name="P6" draw:layer="layout" svg:width="3.444cm" svg:height="0.424cm" svg:x="2.699cm" svg:y="19.648cm">
          <draw:text-box>
            <text:p text:style-name="P5"><text:span text:style-name="T1">2016/06/10 – FREITAG</text:span></text:p>
          </draw:text-box>
        </draw:frame>
        <draw:frame draw:style-name="gr5" draw:text-style-name="P6" draw:layer="layout" svg:width="4.951cm" svg:height="0.424cm" svg:x="6.897cm" svg:y="18.378cm">
          <draw:text-box>
            <text:p text:style-name="P5"><text:span text:style-name="T2">WSK: </text:span><text:span text:style-name="T3">Lesen und Bearbeiten von</text:span></text:p>
          </draw:text-box>
        </draw:frame>
        <draw:frame draw:style-name="gr5" draw:text-style-name="P6" draw:layer="layout" svg:width="3.63cm" svg:height="0.424cm" svg:x="7.557cm" svg:y="18.801cm">
          <draw:text-box>
            <text:p text:style-name="P5"><text:span text:style-name="T3">verschiedenen Blättern</text:span></text:p>
          </draw:text-box>
        </draw:frame>
        <draw:frame draw:style-name="gr5" draw:text-style-name="P6" draw:layer="layout" svg:width="4.968cm" svg:height="0.424cm" svg:x="6.89cm" svg:y="19.225cm">
          <draw:text-box>
            <text:p text:style-name="P5"><text:span text:style-name="T3">bezüglich Sozialversicherungen</text:span></text:p>
          </draw:text-box>
        </draw:frame>
        <draw:frame draw:style-name="gr5" draw:text-style-name="P6" draw:layer="layout" svg:width="3.376cm" svg:height="0.424cm" svg:x="7.687cm" svg:y="19.648cm">
          <draw:text-box>
            <text:p text:style-name="P5"><text:span text:style-name="T3">im Stationsdurchlauf.</text:span></text:p>
          </draw:text-box>
        </draw:frame>
        <draw:frame draw:style-name="gr5" draw:text-style-name="P6" draw:layer="layout" svg:width="3.884cm" svg:height="0.424cm" svg:x="7.437cm" svg:y="20.071cm">
          <draw:text-box>
            <text:p text:style-name="P5"><text:span text:style-name="T2">BP: </text:span><text:span text:style-name="T3">Klausur geschrieben.</text:span></text:p>
          </draw:text-box>
        </draw:frame>
        <draw:frame draw:style-name="gr5" draw:text-style-name="P6" draw:layer="layout" svg:width="4.485cm" svg:height="0.424cm" svg:x="7.13cm" svg:y="20.495cm">
          <draw:text-box>
            <text:p text:style-name="P5"><text:span text:style-name="T2">AS: </text:span><text:span text:style-name="T3">Weitere Aufgaben in Java</text:span></text:p>
          </draw:text-box>
        </draw:frame>
        <draw:frame draw:style-name="gr5" draw:text-style-name="P6" draw:layer="layout" svg:width="2.483cm" svg:height="0.424cm" svg:x="8.135cm" svg:y="20.918cm">
          <draw:text-box>
            <text:p text:style-name="P5"><text:span text:style-name="T3">nachgearbeitet.</text:span></text:p>
          </draw:text-box>
        </draw:frame>
        <draw:frame draw:style-name="gr5" draw:text-style-name="P6" draw:layer="layout" svg:width="1.611cm" svg:height="0.424cm" svg:x="13.208cm" svg:y="19.648cm">
          <draw:text-box>
            <text:p text:style-name="P5"><text:span text:style-name="T3">7 h 48 min</text:span></text:p>
          </draw:text-box>
        </draw:frame>
        <draw:polygon draw:style-name="gr6" draw:text-style-name="P7" draw:layer="layout" svg:width="5.665cm" svg:height="0.01cm" svg:x="2cm" svg:y="24.705cm" svg:viewBox="0 0 5666 11" draw:points="0,0 5666,0 5666,11 0,11">
          <text:p/>
        </draw:polygon>
        <draw:polygon draw:style-name="gr6" draw:text-style-name="P7" draw:layer="layout" svg:width="5.665cm" svg:height="0.01cm" svg:x="13.335cm" svg:y="24.705cm" svg:viewBox="0 0 5666 11" draw:points="0,0 5666,0 5666,11 0,11">
          <text:p/>
        </draw:polygon>
        <draw:frame draw:style-name="gr5" draw:text-style-name="P6" draw:layer="layout" svg:width="1.162cm" svg:height="0.424cm" svg:x="16.916cm" svg:y="19.648cm">
          <draw:text-box>
            <text:p text:style-name="P5"><text:span text:style-name="T3">OSZIMT</text:span></text:p>
          </draw:text-box>
        </draw:frame>
        <draw:frame draw:style-name="gr5" draw:text-style-name="P6" draw:layer="layout" svg:width="3.439cm" svg:height="0.424cm" svg:x="2.103cm" svg:y="24.809cm">
          <draw:text-box>
            <text:p text:style-name="P5"><text:span text:style-name="T3">Unterschrift Ausbilder</text:span></text:p>
          </draw:text-box>
        </draw:frame>
        <draw:line draw:style-name="gr7" draw:text-style-name="P8" draw:layer="layout" svg:x1="7.623cm" svg:y1="26.924cm" svg:x2="13.303cm" svg:y2="26.924cm">
          <text:p/>
        </draw:line>
        <draw:line draw:style-name="gr7" draw:text-style-name="P8" draw:layer="layout" svg:x1="6.498cm" svg:y1="26.927cm" svg:x2="14.485cm" svg:y2="26.927cm">
          <text:p/>
        </draw:line>
        <draw:frame draw:style-name="gr5" draw:text-style-name="P6" draw:layer="layout" svg:width="4.388cm" svg:height="0.424cm" svg:x="14.46cm" svg:y="24.809cm">
          <draw:text-box>
            <text:p text:style-name="P5"><text:span text:style-name="T3">Unterschrift Auszubildender</text:span></text:p>
          </draw:text-box>
        </draw:frame>
        <draw:frame draw:style-name="gr5" draw:text-style-name="P6" draw:layer="layout" svg:width="7.021cm" svg:height="0.424cm" svg:x="6.939cm" svg:y="27.021cm">
          <draw:text-box>
            <text:p text:style-name="P5"><text:span text:style-name="T3">Unterschrift Klassenlehrer/Außerbetriebliche</text:span></text:p>
          </draw:text-box>
        </draw:frame>
        <draw:frame draw:style-name="gr5" draw:text-style-name="P6" draw:layer="layout" svg:width="1.839cm" svg:height="0.424cm" svg:x="9.55cm" svg:y="27.444cm">
          <draw:text-box>
            <text:p text:style-name="P5"><text:span text:style-name="T3">Fortbildu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DejaVu Sans Mono1" svg:font-family="'DejaVu Sans Mono'" style:font-pitch="variable"/>
    <style:font-face style:name="Fira Sans" svg:font-family="'Fira Sans'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9cm" fo:margin-right="1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15"/>
    <meta:generator>LibreOffice/5.2.3.3$Linux_X86_64 LibreOffice_project/20m0$Build-3</meta:generator>
  </office:meta>
</office:document-meta>
</file>